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00cc33" draw:textarea-horizontal-align="justify" draw:textarea-vertical-align="middle" draw:auto-grow-height="false" fo:min-height="0.034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fill-color="#3333ff" draw:textarea-horizontal-align="justify" draw:textarea-vertical-align="middle" draw:auto-grow-height="false" fo:min-height="0.084cm" fo:min-width="0cm"/>
    </style:style>
    <style:style style:name="gr6" style:family="graphic" style:parent-style-name="standard">
      <style:graphic-properties draw:fill-color="#3333ff" draw:textarea-horizontal-align="justify" draw:textarea-vertical-align="middle" draw:auto-grow-height="false" fo:min-height="0cm" fo:min-width="1.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3333ff" draw:textarea-horizontal-align="justify" draw:textarea-vertical-align="middle" draw:auto-grow-height="false" fo:min-height="0.15cm" fo:min-width="7.5cm"/>
    </style:style>
    <style:style style:name="gr9" style:family="graphic" style:parent-style-name="standard">
      <style:graphic-properties draw:fill-color="#ff6600" draw:textarea-horizontal-align="justify" draw:textarea-vertical-align="middle" draw:auto-grow-height="false" fo:min-height="0.75cm" fo:min-width="1.5cm"/>
    </style:style>
    <style:style style:name="gr10" style:family="graphic" style:parent-style-name="objectwithoutfill">
      <style:graphic-properties draw:marker-end="Symmetric_20_Arrow" draw:marker-end-width="0.3cm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75cm" fo:min-width="1.5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fill-color="#00cc33" draw:textarea-horizontal-align="justify" draw:textarea-vertical-align="middle" draw:auto-grow-height="false" fo:min-height="0.35cm" fo:min-width="1.5cm"/>
    </style:style>
    <style:style style:name="gr14" style:family="graphic" style:parent-style-name="objectwithoutfill">
      <style:graphic-properties draw:marker-end="Symmetric_20_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25cm"/>
    </style:style>
    <style:style style:name="gr16" style:family="graphic" style:parent-style-name="standard">
      <style:graphic-properties draw:stroke="none" svg:stroke-color="#000000" draw:fill="none" draw:fill-color="#ffffff" fo:min-height="0cm"/>
    </style:style>
    <style:style style:name="gr17" style:family="graphic" style:parent-style-name="standard">
      <style:graphic-properties draw:stroke="none" svg:stroke-color="#000000" draw:fill="none" draw:fill-color="#ffffff" fo:min-height="0.295cm"/>
    </style:style>
    <style:style style:name="gr18" style:family="graphic" style:parent-style-name="standard">
      <style:graphic-properties draw:stroke="none" svg:stroke-color="#000000" draw:fill="none" draw:fill-color="#ffffff" fo:min-height="1.111cm"/>
    </style:style>
    <style:style style:name="gr19" style:family="graphic" style:parent-style-name="standard">
      <style:graphic-properties draw:fill-color="#ff0000" draw:textarea-horizontal-align="justify" draw:textarea-vertical-align="middle" draw:auto-grow-height="false" fo:min-height="0.36cm" fo:min-width="1.3cm"/>
    </style:style>
    <style:style style:name="P1" style:family="paragraph">
      <loext:graphic-properties draw:fill-color="#ff6600"/>
      <style:paragraph-properties fo:text-align="center"/>
    </style:style>
    <style:style style:name="P2" style:family="paragraph">
      <loext:graphic-properties draw:fill-color="#00cc3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333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 draw:fill-color="#3333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6600"/>
      <style:paragraph-properties fo:text-align="center"/>
      <style:text-properties fo:font-size="10pt" style:font-size-asian="10pt" style:font-size-complex="10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00cc33"/>
      <style:paragraph-properties fo:text-align="center"/>
      <style:text-properties fo:font-size="10pt" style:font-size-asian="10pt" style:font-size-complex="10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-color="#ff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0.6cm" svg:height="0.4cm" draw:transform="rotate (-1.5707963267949) translate (6.4cm 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" draw:id="id3" draw:layer="layout" svg:width="0.6cm" svg:height="0.4cm" draw:transform="rotate (1.5707963267949) translate (13.6cm 4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4cm" svg:height="0.4cm" svg:x="9.8cm" svg:y="4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3" draw:text-style-name="P3" draw:layer="layout" svg:width="0.312cm" svg:height="0.498cm" draw:transform="skewX (-0.23090706003885) rotate (2.55236949811651) translate (7.09999985247054cm 4.60000039395652cm)" svg:viewBox="0 0 313 499" svg:d="M0 0c541-1 216 499 216 499">
          <text:p/>
        </draw:path>
        <draw:path draw:style-name="gr3" draw:text-style-name="P3" draw:layer="layout" svg:width="0.312cm" svg:height="0.498cm" draw:transform="skewX (-0.23090706003885) rotate (2.55236949811651) translate (7.39999985247054cm 4.60000039395652cm)" svg:viewBox="0 0 313 499" svg:d="M0 0c541-1 216 499 216 499">
          <text:p/>
        </draw:path>
        <draw:path draw:style-name="gr3" draw:text-style-name="P3" draw:layer="layout" svg:width="0.312cm" svg:height="0.498cm" draw:transform="skewX (-0.23090706003885) rotate (2.55236949811651) translate (6.79999985247054cm 4.60000039395652cm)" svg:viewBox="0 0 313 499" svg:d="M0 0c541-1 216 499 216 499">
          <text:p/>
        </draw:path>
        <draw:path draw:style-name="gr3" draw:text-style-name="P3" draw:layer="layout" svg:width="0.312cm" svg:height="0.498cm" draw:transform="skewX (0.23073252711365) rotate (-2.55219496519131) translate (13.1600730178307cm 4.42609410743514cm)" svg:viewBox="0 0 313 499" svg:d="M313 0c-541-1-216 499-216 499">
          <text:p/>
        </draw:path>
        <draw:path draw:style-name="gr3" draw:text-style-name="P3" draw:layer="layout" svg:width="0.312cm" svg:height="0.498cm" draw:transform="skewX (0.23073252711365) rotate (-2.55219496519131) translate (12.8600730178307cm 4.42609410743514cm)" svg:viewBox="0 0 313 499" svg:d="M313 0c-541-1-216 499-216 499">
          <text:p/>
        </draw:path>
        <draw:path draw:style-name="gr3" draw:text-style-name="P3" draw:layer="layout" svg:width="0.312cm" svg:height="0.498cm" draw:transform="skewX (0.23073252711365) rotate (-2.55219496519131) translate (13.4600730178307cm 4.42609410743514cm)" svg:viewBox="0 0 313 499" svg:d="M313 0c-541-1-216 499-216 499">
          <text:p/>
        </draw:path>
        <draw:g>
          <draw:line draw:style-name="gr4" draw:text-style-name="P3" draw:layer="layout" svg:x1="11.639cm" svg:y1="8.32cm" svg:x2="15.639cm" svg:y2="8.32cm">
            <text:p/>
          </draw:line>
          <draw:line draw:style-name="gr3" draw:text-style-name="P3" draw:layer="layout" svg:x1="11.639cm" svg:y1="8.32cm" svg:x2="11.339cm" svg:y2="8.82cm">
            <text:p/>
          </draw:line>
          <draw:line draw:style-name="gr3" draw:text-style-name="P3" draw:layer="layout" svg:x1="15.639cm" svg:y1="8.32cm" svg:x2="15.339cm" svg:y2="8.82cm">
            <text:p/>
          </draw:line>
          <draw:line draw:style-name="gr3" draw:text-style-name="P3" draw:layer="layout" svg:x1="13.639cm" svg:y1="8.32cm" svg:x2="13.339cm" svg:y2="8.82cm">
            <text:p/>
          </draw:line>
          <draw:line draw:style-name="gr3" draw:text-style-name="P3" draw:layer="layout" svg:x1="12.639cm" svg:y1="8.32cm" svg:x2="12.339cm" svg:y2="8.82cm">
            <text:p/>
          </draw:line>
          <draw:line draw:style-name="gr3" draw:text-style-name="P3" draw:layer="layout" svg:x1="14.639cm" svg:y1="8.32cm" svg:x2="14.339cm" svg:y2="8.82cm">
            <text:p/>
          </draw:line>
          <draw:line draw:style-name="gr3" draw:text-style-name="P3" draw:layer="layout" svg:x1="12.139cm" svg:y1="8.32cm" svg:x2="11.839cm" svg:y2="8.82cm">
            <text:p/>
          </draw:line>
          <draw:line draw:style-name="gr3" draw:text-style-name="P3" draw:layer="layout" svg:x1="13.139cm" svg:y1="8.32cm" svg:x2="12.839cm" svg:y2="8.82cm">
            <text:p/>
          </draw:line>
          <draw:line draw:style-name="gr3" draw:text-style-name="P3" draw:layer="layout" svg:x1="14.139cm" svg:y1="8.32cm" svg:x2="13.839cm" svg:y2="8.82cm">
            <text:p/>
          </draw:line>
          <draw:line draw:style-name="gr3" draw:text-style-name="P3" draw:layer="layout" svg:x1="15.139cm" svg:y1="8.32cm" svg:x2="14.839cm" svg:y2="8.82cm">
            <text:p/>
          </draw:line>
        </draw:g>
        <draw:g>
          <draw:line draw:style-name="gr4" draw:text-style-name="P3" draw:layer="layout" svg:x1="7.999cm" svg:y1="6.099cm" svg:x2="11.999cm" svg:y2="6.099cm">
            <text:p/>
          </draw:line>
          <draw:line draw:style-name="gr3" draw:text-style-name="P3" draw:layer="layout" svg:x1="7.999cm" svg:y1="6.099cm" svg:x2="7.699cm" svg:y2="6.599cm">
            <text:p/>
          </draw:line>
          <draw:line draw:style-name="gr3" draw:text-style-name="P3" draw:layer="layout" svg:x1="11.999cm" svg:y1="6.099cm" svg:x2="11.699cm" svg:y2="6.599cm">
            <text:p/>
          </draw:line>
          <draw:line draw:style-name="gr3" draw:text-style-name="P3" draw:layer="layout" svg:x1="9.999cm" svg:y1="6.099cm" svg:x2="9.699cm" svg:y2="6.599cm">
            <text:p/>
          </draw:line>
          <draw:line draw:style-name="gr3" draw:text-style-name="P3" draw:layer="layout" svg:x1="8.999cm" svg:y1="6.099cm" svg:x2="8.699cm" svg:y2="6.599cm">
            <text:p/>
          </draw:line>
          <draw:line draw:style-name="gr3" draw:text-style-name="P3" draw:layer="layout" svg:x1="10.999cm" svg:y1="6.099cm" svg:x2="10.699cm" svg:y2="6.599cm">
            <text:p/>
          </draw:line>
          <draw:line draw:style-name="gr3" draw:text-style-name="P3" draw:layer="layout" svg:x1="8.499cm" svg:y1="6.099cm" svg:x2="8.199cm" svg:y2="6.599cm">
            <text:p/>
          </draw:line>
          <draw:line draw:style-name="gr3" draw:text-style-name="P3" draw:layer="layout" svg:x1="9.499cm" svg:y1="6.099cm" svg:x2="9.199cm" svg:y2="6.599cm">
            <text:p/>
          </draw:line>
          <draw:line draw:style-name="gr3" draw:text-style-name="P3" draw:layer="layout" svg:x1="10.499cm" svg:y1="6.099cm" svg:x2="10.199cm" svg:y2="6.599cm">
            <text:p/>
          </draw:line>
          <draw:line draw:style-name="gr3" draw:text-style-name="P3" draw:layer="layout" svg:x1="11.499cm" svg:y1="6.099cm" svg:x2="11.199cm" svg:y2="6.599cm">
            <text:p/>
          </draw:line>
        </draw:g>
        <draw:custom-shape draw:style-name="gr5" draw:text-style-name="P4" xml:id="id10" draw:id="id10" draw:layer="layout" svg:width="1cm" svg:height="1cm" svg:x="13.139cm" svg:y="7.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1.8cm" svg:height="0.1cm" draw:transform="rotate (0.523598775598299) translate (13.639cm 7.23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6" draw:id="id6" draw:layer="layout" svg:width="0.2cm" svg:height="0.2cm" svg:x="13.539cm" svg:y="7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8cm" svg:height="0.1cm" draw:transform="rotate (2.35619449019234) translate (15.212cm 6.36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cm" svg:height="0.2cm" svg:x="15.139cm" svg:y="6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9.499cm" svg:y="5.0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0.2cm" svg:height="0.2cm" svg:x="9.899cm" svg:y="4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8cm" svg:height="0.4cm" svg:x="6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cm" svg:height="0.2cm" svg:x="13.839cm" svg:y="4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2" draw:id="id2" draw:layer="layout" svg:width="2cm" svg:height="1cm" svg:x="3cm" svg:y="6cm">
          <text:p text:style-name="P7"><text:span text:style-name="T1">Wzmacniacz</text:span></text:p>
          <text:p text:style-name="P7"><text:span text:style-name="T1">analogowy</text:span></text:p>
          <draw:enhanced-geometry svg:viewBox="0 0 21600 21600" draw:type="rectangle" draw:enhanced-path="M 0 0 L 21600 0 21600 21600 0 21600 0 0 Z N"/>
        </draw:custom-shape>
        <draw:connector draw:style-name="gr10" draw:text-style-name="P3" xml:id="id4" draw:id="id4" draw:layer="layout" svg:x1="6cm" svg:y1="4.3cm" svg:x2="4cm" svg:y2="6cm" draw:start-shape="id1" draw:start-glue-point="7" draw:end-shape="id2" draw:end-glue-point="0" svg:d="M6000 4300h-2000v1700" svg:viewBox="0 0 2001 1701">
          <text:p/>
        </draw:connector>
        <draw:connector draw:style-name="gr10" draw:text-style-name="P3" draw:layer="layout" svg:x1="14cm" svg:y1="4cm" svg:x2="4cm" svg:y2="4.3cm" draw:start-shape="id3" draw:start-glue-point="8" draw:end-shape="id4" draw:end-glue-point="0" svg:d="M14000 4000v-502h-10000v802" svg:viewBox="0 0 10001 803">
          <text:p/>
        </draw:connector>
        <draw:custom-shape draw:style-name="gr11" draw:text-style-name="P5" xml:id="id5" draw:id="id5" draw:layer="layout" svg:width="2cm" svg:height="2cm" svg:x="9cm" svg:y="10cm">
          <text:p text:style-name="P7">PLC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4cm" svg:y1="7cm" svg:x2="9cm" svg:y2="11cm" draw:start-shape="id2" draw:start-glue-point="2" draw:end-shape="id5" draw:end-glue-point="3" svg:d="M4000 7000v4000h5000" svg:viewBox="0 0 5001 4001">
          <text:p/>
        </draw:connector>
        <draw:frame draw:style-name="gr12" draw:text-style-name="P10" draw:layer="layout" svg:width="2.6cm" svg:height="1cm" svg:x="5.1cm" svg:y="10.2cm">
          <draw:text-box>
            <text:p text:style-name="P9"><text:span text:style-name="T2">2×AI</text:span></text:p>
          </draw:text-box>
        </draw:frame>
        <draw:custom-shape draw:style-name="gr13" draw:text-style-name="P12" xml:id="id7" draw:id="id7" draw:layer="layout" svg:width="2cm" svg:height="0.6cm" svg:x="9cm" svg:y="7.9cm">
          <text:p text:style-name="P11"><text:span text:style-name="T1">5→24V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13.539cm" svg:y1="7.32cm" svg:x2="10cm" svg:y2="7.9cm" draw:start-shape="id6" draw:start-glue-point="6" draw:end-shape="id7" draw:end-glue-point="0" svg:d="M13539 7320h-3539v580" svg:viewBox="0 0 3540 581">
          <text:p text:style-name="P7"/>
        </draw:connector>
        <draw:connector draw:style-name="gr10" draw:text-style-name="P3" draw:layer="layout" svg:x1="10cm" svg:y1="8.5cm" svg:x2="10cm" svg:y2="10cm" draw:start-shape="id7" draw:start-glue-point="2" draw:end-shape="id5" draw:end-glue-point="0" svg:d="M10000 8500v1500" svg:viewBox="0 0 1 1501">
          <text:p/>
        </draw:connector>
        <draw:frame draw:style-name="gr15" draw:text-style-name="P14" draw:layer="layout" svg:width="2.6cm" svg:height="0.645cm" svg:x="10.5cm" svg:y="6.8cm">
          <draw:text-box>
            <text:p text:style-name="P13"><text:span text:style-name="T1">enkoder</text:span></text:p>
          </draw:text-box>
        </draw:frame>
        <draw:frame draw:style-name="gr16" draw:text-style-name="P10" draw:layer="layout" svg:width="2.2cm" svg:height="1.361cm" svg:x="8.5cm" svg:y="8.639cm">
          <draw:text-box>
            <text:p text:style-name="P9"><text:span text:style-name="T2">2×DI:</text:span></text:p>
            <text:p text:style-name="P9"><text:span text:style-name="T2">HSC</text:span></text:p>
          </draw:text-box>
        </draw:frame>
        <draw:frame draw:style-name="gr17" draw:text-style-name="P14" draw:layer="layout" svg:width="4.9cm" svg:height="0.645cm" svg:x="4cm" svg:y="2.855cm">
          <draw:text-box>
            <text:p text:style-name="P13"><text:span text:style-name="T1">Czujniki optyczne odległości</text:span></text:p>
          </draw:text-box>
        </draw:frame>
        <draw:custom-shape draw:style-name="gr13" draw:text-style-name="P12" xml:id="id8" draw:id="id8" draw:layer="layout" svg:width="2cm" svg:height="0.6cm" svg:x="15cm" svg:y="10.7cm">
          <text:p text:style-name="P11"><text:span text:style-name="T1">24→5V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1cm" svg:y1="11cm" svg:x2="15cm" svg:y2="11cm" draw:start-shape="id5" draw:start-glue-point="1" draw:end-shape="id8" draw:end-glue-point="3" svg:d="M11000 11000h4000" svg:viewBox="0 0 4001 1">
          <text:p/>
        </draw:connector>
        <draw:frame draw:style-name="gr18" draw:text-style-name="P10" draw:layer="layout" svg:width="2.9cm" svg:height="1.361cm" svg:x="11.6cm" svg:y="10.3cm">
          <draw:text-box>
            <text:p text:style-name="P9"><text:span text:style-name="T2">2×DQ:</text:span></text:p>
            <text:p text:style-name="P9"><text:span text:style-name="T2">PWM, dir</text:span></text:p>
          </draw:text-box>
        </draw:frame>
        <draw:custom-shape draw:style-name="gr19" draw:text-style-name="P15" xml:id="id9" draw:id="id9" draw:layer="layout" svg:width="1.8cm" svg:height="0.61cm" svg:x="16.6cm" svg:y="7.52cm">
          <text:p text:style-name="P7"><text:span text:style-name="T1">Mostek H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7cm" svg:y1="11cm" svg:x2="17.5cm" svg:y2="8.13cm" draw:start-shape="id8" draw:start-glue-point="1" draw:end-shape="id9" draw:end-glue-point="2" svg:d="M17000 11000h501v-1585h-1v-1285" svg:viewBox="0 0 502 2871">
          <text:p/>
        </draw:connector>
        <draw:connector draw:style-name="gr10" draw:text-style-name="P3" draw:layer="layout" svg:x1="16.6cm" svg:y1="7.825cm" svg:x2="13.889cm" svg:y2="7.82cm" draw:start-shape="id9" draw:start-glue-point="3" draw:end-shape="id10" draw:end-glue-point="9" svg:d="M16600 7825h-1230v-5h-1481" svg:viewBox="0 0 2712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21:25:58.209024107</meta:creation-date>
    <dc:date>2017-03-22T22:07:02.097753184</dc:date>
    <meta:editing-duration>PT2M40S</meta:editing-duration>
    <meta:editing-cycles>1</meta:editing-cycles>
    <meta:document-statistic meta:object-count="58"/>
    <meta:generator>LibreOffice/5.1.6.2$Linux_X86_64 LibreOffice_project/10m0$Build-2</meta:generator>
  </office:meta>
</office:document-meta>
</file>